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Georgia" svg:font-family="Georgia"/>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51cm" fo:margin-left="0.176cm" fo:break-before="auto" fo:break-after="auto" table:align="left" style:writing-mode="lr-tb"/>
    </style:style>
    <style:style style:name="Tabela1.A" style:family="table-column">
      <style:table-column-properties style:column-width="5.133cm"/>
    </style:style>
    <style:style style:name="Tabela1.B" style:family="table-column">
      <style:table-column-properties style:column-width="11.377cm"/>
    </style:style>
    <style:style style:name="Tabela1.A1" style:family="table-cell">
      <style:table-cell-properties style:vertical-align="top" fo:padding="0.176cm" fo:border="1pt solid #000000"/>
    </style:style>
    <style:style style:name="Tabela2" style:family="table">
      <style:table-properties style:width="16.51cm" fo:margin-left="0.176cm" table:align="left" style:writing-mode="lr-tb"/>
    </style:style>
    <style:style style:name="Tabela2.A" style:family="table-column">
      <style:table-column-properties style:column-width="6.165cm"/>
    </style:style>
    <style:style style:name="Tabela2.B" style:family="table-column">
      <style:table-column-properties style:column-width="10.345cm"/>
    </style:style>
    <style:style style:name="Tabela2.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text-properties fo:language="pl" fo:country="PL"/>
    </style:style>
    <style:style style:name="P2" style:family="paragraph" style:parent-style-name="Subtitle">
      <style:paragraph-properties fo:line-height="115%" fo:break-before="auto" fo:break-after="auto" style:writing-mode="lr-tb"/>
      <style:text-properties fo:language="pl" fo:country="PL"/>
    </style:style>
    <style:style style:name="P3" style:family="paragraph" style:parent-style-name="Standard">
      <style:paragraph-properties fo:line-height="115%" style:writing-mode="lr-tb"/>
      <style:text-properties fo:language="pl" fo:country="PL"/>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language="pl" fo:country="P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language="pl" fo:country="P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pl" fo:country="PL"/>
    </style:style>
    <style:style style:name="P7" style:family="paragraph" style:parent-style-name="Standard" style:list-style-name="">
      <style:paragraph-properties fo:line-height="115%" style:writing-mode="lr-tb"/>
      <style:text-properties fo:language="pl" fo:country="PL"/>
    </style:style>
    <style:style style:name="P8" style:family="paragraph" style:parent-style-name="Title" style:master-page-name="Standard">
      <style:paragraph-properties fo:line-height="115%" style:page-number="auto" fo:break-before="auto" fo:break-after="auto" style:writing-mode="lr-tb"/>
      <style:text-properties fo:language="pl" fo:country="PL"/>
    </style:style>
    <style:style style:name="P9" style:family="paragraph" style:parent-style-name="Text_20_body" style:list-style-name="LS1"/>
    <style:style style:name="P10" style:family="paragraph" style:parent-style-name="Text_20_body" style:list-style-name="LS2"/>
    <style:style style:name="P11" style:family="paragraph" style:parent-style-name="Text_20_body" style:list-style-name="LS3"/>
    <style:style style:name="P12" style:family="paragraph" style:parent-style-name="Text_20_body" style:list-style-name="LS4"/>
    <style:style style:name="P13" style:family="paragraph" style:parent-style-name="Text_20_body" style:list-style-name="LS5"/>
    <style:style style:name="P14" style:family="paragraph" style:parent-style-name="Text_20_body" style:list-style-name="LS6"/>
    <style:style style:name="P15" style:family="paragraph" style:parent-style-name="Text_20_body" style:list-style-name="LS7"/>
    <style:style style:name="P16" style:family="paragraph" style:parent-style-name="Text_20_body" style:list-style-name=""/>
    <style:style style:name="P17" style:family="paragraph" style:parent-style-name="Text_20_body" style:list-style-name="">
      <style:text-properties fo:font-style="normal" style:font-style-asian="normal" style:font-style-complex="normal"/>
    </style:style>
    <style:style style:name="P18" style:family="paragraph" style:parent-style-name="Text_20_body" style:list-style-name="">
      <style:text-properties style:font-name="Courier New"/>
    </style:style>
    <style:style style:name="P19" style:family="paragraph" style:parent-style-name="Text_20_body" style:list-style-name="LS8"/>
    <style:style style:name="P20" style:family="paragraph" style:parent-style-name="Text_20_body" style:list-style-name="L1"/>
    <style:style style:name="P21" style:family="paragraph" style:parent-style-name="Text_20_body" style:list-style-name="LS10"/>
    <style:style style:name="P22" style:family="paragraph" style:parent-style-name="Heading_20_4">
      <style:paragraph-properties fo:line-height="115%" fo:break-before="auto" fo:break-after="auto" style:writing-mode="lr-tb"/>
      <style:text-properties fo:language="pl" fo:country="PL"/>
    </style:style>
    <style:style style:name="P23" style:family="paragraph" style:parent-style-name="Heading_20_4">
      <style:text-properties fo:language="pl" fo:country="PL"/>
    </style:style>
    <style:style style:name="P24" style:family="paragraph" style:parent-style-name="Heading_20_1">
      <style:paragraph-properties fo:line-height="115%" fo:break-before="auto" fo:break-after="auto" style:writing-mode="lr-tb"/>
      <style:text-properties fo:language="pl" fo:country="PL"/>
    </style:style>
    <style:style style:name="P25" style:family="paragraph" style:parent-style-name="Heading_20_1">
      <style:paragraph-properties fo:break-before="page"/>
    </style:style>
    <style:style style:name="P26" style:family="paragraph" style:parent-style-name="Heading_20_2">
      <style:paragraph-properties fo:line-height="115%" fo:break-before="auto" fo:break-after="auto" style:writing-mode="lr-tb"/>
      <style:text-properties fo:language="pl" fo:country="PL"/>
    </style:style>
    <style:style style:name="P27" style:family="paragraph" style:parent-style-name="Heading_20_2">
      <style:paragraph-properties fo:margin-top="0.635cm" fo:margin-bottom="0.141cm" fo:line-height="115%" fo:break-before="auto" fo:break-after="auto" style:writing-mode="lr-tb"/>
      <style:text-properties fo:language="pl" fo:country="PL"/>
    </style:style>
    <style:style style:name="P28" style:family="paragraph" style:parent-style-name="Heading_20_3">
      <style:text-properties style:font-name="Arial" fo:language="pl" fo:country="PL"/>
    </style:style>
    <style:style style:name="P29" style:family="paragraph" style:parent-style-name="Heading_20_3">
      <style:paragraph-properties fo:line-height="115%" fo:break-before="auto" fo:break-after="auto" style:writing-mode="lr-tb"/>
      <style:text-properties fo:language="pl" fo:country="PL"/>
    </style:style>
    <style:style style:name="P30" style:family="paragraph" style:parent-style-name="Heading_20_3">
      <style:paragraph-properties fo:margin-top="0.494cm" fo:margin-bottom="0.141cm" fo:line-height="115%" fo:break-before="auto" fo:break-after="auto" style:writing-mode="lr-tb"/>
      <style:text-properties fo:language="pl" fo:country="PL"/>
    </style:style>
    <style:style style:name="P31" style:family="paragraph" style:parent-style-name="Heading_20_3">
      <style:paragraph-properties fo:line-height="115%" style:writing-mode="lr-tb"/>
      <style:text-properties fo:language="pl" fo:country="PL"/>
    </style:style>
    <style:style style:name="P32" style:family="paragraph" style:parent-style-name="Heading_20_5">
      <style:paragraph-properties fo:line-height="115%" fo:break-before="auto" fo:break-after="auto" style:writing-mode="lr-tb"/>
      <style:text-properties fo:language="pl" fo:country="PL"/>
    </style:style>
    <style:style style:name="P33" style:family="paragraph" style:parent-style-name="Heading_20_5">
      <style:paragraph-properties fo:line-height="115%" style:writing-mode="lr-tb"/>
      <style:text-properties fo:language="pl" fo:country="PL"/>
    </style:style>
    <style:style style:name="T1" style:family="text">
      <style:text-properties fo:color="#073763" fo:language="pl" fo:country="P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style:font-name-asian="Courier New1" style:font-name-complex="Courier New1"/>
    </style:style>
    <style:style style:name="T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style="normal" style:font-style-asian="normal" style:font-style-complex="normal"/>
    </style:style>
    <style:style style:name="T7" style:family="text">
      <style:text-properties fo:language="pl" fo:country="PL"/>
    </style:style>
    <style:style style:name="T8" style:family="text">
      <style:text-properties fo:language="pl" fo:country="PL"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h.p7erbt17b5ey"/>Analiza wydajności maszyn wirtualnych</text:p>
      <text:p text:style-name="P2"><text:bookmark text:name="h.ugymj3m9b72l"/>Dominik Gawlik, Jakub Liput</text:p>
      <text:h text:style-name="P24" text:outline-level="10"><text:bookmark text:name="h.x4ta0j1dy4ym"/>Specyfikacja projektu</text:h>
      <text:h text:style-name="P26" text:outline-level="10"><text:bookmark text:name="h.3gut0va2nb2s"/>Cel</text:h>
      <text:list xml:id="list2124533866" text:style-name="LS1">
        <text:list-item>
          <text:p text:style-name="P9">Porównanie wydajności wykonania różnych operacji po stronie użytkownika wykonywanych w systemie operacyjnym Linux, uruchomionym w maszynie wirtualnej.</text:p>
        </text:list-item>
        <text:list-item>
          <text:p text:style-name="P9">Ustalenie jak różne rozwiązania stosowane w maszynach wirtualnych wpływają na testowane funkcjonalności (z dygresją do rzeczywistych zastosowań).</text:p>
        </text:list-item>
        <text:list-item>
          <text:p text:style-name="P9">Zadanie zostanie wykonane na kilku maszynach wirtualnych uruchomionych na tej samej platformie systemowo-sprzętowej.</text:p>
        </text:list-item>
      </text:list>
      <text:h text:style-name="P27" text:outline-level="10"><text:bookmark text:name="h.l69t42uxugby"/>Platformy do testów</text:h>
      <text:h text:style-name="P29" text:outline-level="10"><text:bookmark text:name="h.i8jqf0e6viui"/>Plaforma gospodarza</text:h>
      <text:list xml:id="list596645997" text:style-name="LS2">
        <text:list-item>
          <text:p text:style-name="P10">Sprzęt</text:p>
          <text:list>
            <text:list-item>
              <text:p text:style-name="P10">Procesor Intel® Core™ i3-380M z technologią wirtualizacji VT-x</text:p>
            </text:list-item>
            <text:list-item>
              <text:p text:style-name="P10">4 GB RAM</text:p>
            </text:list-item>
          </text:list>
        </text:list-item>
        <text:list-item>
          <text:p text:style-name="P10">Systemy operacyjne goszczące</text:p>
          <text:list>
            <text:list-item>
              <text:p text:style-name="P10">Linux</text:p>
              <text:list>
                <text:list-item>
                  <text:p text:style-name="P10">Dystrybucja Kubuntu 12.04</text:p>
                </text:list-item>
                <text:list-item>
                  <text:p text:style-name="P10">Jądro Linux 3.2.x</text:p>
                </text:list-item>
                <text:list-item>
                  <text:p text:style-name="P10">Architektura 64-bit</text:p>
                </text:list-item>
                <text:list-item>
                  <text:p text:style-name="P10">System plików EXT4</text:p>
                </text:list-item>
              </text:list>
            </text:list-item>
            <text:list-item>
              <text:p text:style-name="P10">Windows</text:p>
              <text:list>
                <text:list-item>
                  <text:p text:style-name="P10">Windows 7 64-bit</text:p>
                </text:list-item>
                <text:list-item>
                  <text:p text:style-name="P10"><text:soft-page-break/>System plików NTFS</text:p>
                </text:list-item>
              </text:list>
            </text:list-item>
          </text:list>
        </text:list-item>
      </text:list>
      <text:h text:style-name="P29" text:outline-level="10"><text:bookmark text:name="h.9nxeq0bxv9ly"/>Testowane maszyny wirtualne</text:h>
      <text:list xml:id="list1648110835" text:style-name="LS3">
        <text:list-item>
          <text:list>
            <text:list-item>
              <text:p text:style-name="P11">VMWare Workstation 9</text:p>
            </text:list-item>
            <text:list-item>
              <text:p text:style-name="P11">VirtualBox 4.2 z Extension Pack</text:p>
              <text:list>
                <text:list-item>
                  <text:p text:style-name="P11">z modułami jądra “vbox*”</text:p>
                </text:list-item>
                <text:list-item>
                  <text:p text:style-name="P11">z modułami jądra “vbox*” ze sterownikami Virtio</text:p>
                </text:list-item>
                <text:list-item>
                  <text:p text:style-name="P11">bez modułów jądra (emulacja programowa)</text:p>
                </text:list-item>
              </text:list>
            </text:list-item>
            <text:list-item>
              <text:p text:style-name="P11">QEmu 1.0 (tylko w gospodarzu Linux)</text:p>
              <text:list>
                <text:list-item>
                  <text:p text:style-name="P11">z KVM</text:p>
                </text:list-item>
                <text:list-item>
                  <text:p text:style-name="P11">tryb TGC (bez KVM)</text:p>
                </text:list-item>
              </text:list>
            </text:list-item>
          </text:list>
        </text:list-item>
      </text:list>
      <text:h text:style-name="P26" text:outline-level="10"><text:bookmark text:name="h.32i1f1rraert"/>Testowany system gość</text:h>
      <text:list xml:id="list80035315" text:style-name="LS4">
        <text:list-item>
          <text:p text:style-name="P12">Dystrybucja Lubuntu 12.04 z jądrem Linux 3.2.x</text:p>
        </text:list-item>
        <text:list-item>
          <text:p text:style-name="P12">Architektura 64-bit</text:p>
        </text:list-item>
        <text:list-item>
          <text:p text:style-name="P12">Praca w trybie jednego rdzenia</text:p>
        </text:list-item>
        <text:list-item>
          <text:p text:style-name="P12">Używany system plików: EXT4</text:p>
        </text:list-item>
      </text:list>
      <text:h text:style-name="P26" text:outline-level="10"><text:bookmark text:name="h.qfu0qc5tjzbq"/>Testowane zagadnienia</text:h>
      <text:h text:style-name="P29" text:outline-level="10"><text:bookmark text:name="h.z9rgxyyz6mwc"/>Sposób przeprowadzania testów</text:h>
      <text:list xml:id="list411784911" text:style-name="LS5">
        <text:list-item>
          <text:p text:style-name="P13">Do testów posłużą własnoręcznie napisane programy, sprawdzające wydajność szczegółowych funkcji systemu (metody wejścia/wyjścia, zarządzanie pamięcią, przełączania kontekstu itd.) oraz gotowe aplikacje działające w pewnej dziedzinie (obliczenia matematyczne, konwersja multimediów, kompilacja).</text:p>
        </text:list-item>
        <text:list-item>
          <text:p text:style-name="P13">Własnoręcznie pisane programy będą posiadały procedury sprawdzające czas wykonania lub będzie do tego użyty program time.</text:p>
        </text:list-item>
        <text:list-item>
          <text:p text:style-name="P13">Wydajność aplikacji zewnętrznych będzie sprawdzana za pomocą programu time.</text:p>
        </text:list-item>
        <text:list-item>
          <text:p text:style-name="P13">Wyniki zostaną przedstawione w formie wykresów porównujących średnią wydajność poszczególnych testów.</text:p>
        </text:list-item>
      </text:list>
      <text:h text:style-name="P30" text:outline-level="10"><text:bookmark text:name="h.okxcvbxgb0z4"/>Wykorzystane rozwiązania</text:h>
      <text:list xml:id="list31" text:style-name="LS5">
        <text:list-item>
          <text:p text:style-name="P13"><text:span text:style-name="T7">Virt IO</text:span><text:span text:style-name="T1"> </text:span><text:a xlink:type="simple" xlink:href="http://wiki.libvirt.org/page/Virtio">http</text:a><text:a xlink:type="simple" xlink:href="http://wiki.libvirt.org/page/Virtio">://</text:a><text:a xlink:type="simple" xlink:href="http://wiki.libvirt.org/page/Virtio">wiki</text:a><text:a xlink:type="simple" xlink:href="http://wiki.libvirt.org/page/Virtio">.</text:a><text:a xlink:type="simple" xlink:href="http://wiki.libvirt.org/page/Virtio">libvirt</text:a><text:a xlink:type="simple" xlink:href="http://wiki.libvirt.org/page/Virtio">.</text:a><text:a xlink:type="simple" xlink:href="http://wiki.libvirt.org/page/Virtio">org</text:a><text:a xlink:type="simple" xlink:href="http://wiki.libvirt.org/page/Virtio">/</text:a><text:a xlink:type="simple" xlink:href="http://wiki.libvirt.org/page/Virtio">page</text:a><text:a xlink:type="simple" xlink:href="http://wiki.libvirt.org/page/Virtio">/</text:a><text:a xlink:type="simple" xlink:href="http://wiki.libvirt.org/page/Virtio">Virtio</text:a><text:span text:style-name="T1"> </text:span><text:span text:style-name="T7">- rodzaj sterowników dla Linuksa, które wiedząc że działają na emulowanym systemie, współpracują z hypervisorem poprawiając przepustowość operacji sieciowych i dyskowych - zmierzenie poprawy wydajności.</text:span></text:p>
        </text:list-item>
        <text:list-item>
          <text:p text:style-name="P13">Testowanie wydajności sieciowej m. in. wsparcia dla tzw. jumbo-frames (pakietów &gt; 1532b), testy throughput i latency. Idealne warunki osiągniemy przez ustawienie <text:soft-page-break/>wirtualnych iterfejsów w tryb host only tworzy sieć zawierającą jedynie interfejs hosta i interfejsy maszyn wirtualizowanych, można sprawdzić komunikacje systemu wirtualizowanego z dowolnym serwerem www (np. Apache) uruchomionym na hoście.</text:p>
        </text:list-item>
        <text:list-item>
          <text:p text:style-name="P13">Testowanie wsparcia dla grafiki 2D i 3D.</text:p>
        </text:list-item>
      </text:list>
      <text:h text:style-name="P29" text:outline-level="10"><text:bookmark text:name="h.78f9we9ohd5x"/>Planowane programy testowe</text:h>
      <text:h text:style-name="P22" text:outline-level="10"><text:bookmark text:name="h.nw2pjpx097k"/>Programy własne</text:h>
      <text:list xml:id="list509346803" text:style-name="LS6">
        <text:list-item>
          <text:p text:style-name="P14">Alokacja i zwalnianie pamięci (język C, stdlib)</text:p>
        </text:list-item>
        <text:list-item>
          <text:p text:style-name="P14">Wykonanie równoległe operacji na pewnej liczbie procesów lub wątków (język C, unistd.h, pthreads)</text:p>
        </text:list-item>
        <text:list-item>
          <text:p text:style-name="P14">Komunikacja międzyprocesowa IPC lub SHM (język C)</text:p>
        </text:list-item>
      </text:list>
      <text:h text:style-name="P22" text:outline-level="10"><text:bookmark text:name="h.wg2524idjgr4"/>Gotowe aplikacje</text:h>
      <text:list xml:id="list37" text:style-name="LS6">
        <text:list-item>
          <text:p text:style-name="P14">Operacje na plikach (cp)</text:p>
        </text:list-item>
        <text:list-item>
          <text:p text:style-name="P14">Konwersja plików multimedialnych przy pomocy ffmpeg</text:p>
        </text:list-item>
        <text:list-item>
          <text:p text:style-name="P14">Kompilacja programu w C/C++ (GCC)</text:p>
        </text:list-item>
        <text:list-item>
          <text:p text:style-name="P14">Program iperf dla zmierzenia throghput/latency</text:p>
        </text:list-item>
        <text:list-item>
          <text:p text:style-name="P14">Sprawdzenie wsparcia dla jumbo-frames - zwiększenie MTU za pomocą ifconfig</text:p>
        </text:list-item>
        <text:list-item>
          <text:p text:style-name="P14">Wydajność grafiki 3D</text:p>
        </text:list-item>
      </text:list>
      <text:p text:style-name="Text_20_body"><text:bookmark text:name="h.3h9a6bxyujlz"/></text:p>
      <text:h text:style-name="P25" text:outline-level="1"><text:bookmark text:name="h.c0ndh0squ0dt"/><text:bookmark text:name="h.stj2xs2w2x08"/>Dokumentacja projektu</text:h>
      <text:h text:style-name="P26" text:outline-level="10"><text:bookmark text:name="h.jf416vz1x6j8"/>Programy testowe</text:h>
      <text:p text:style-name="Text_20_body">Aplikacje uruchamiane są automatycznie przez skrypt przygotowany w Pythonie. Do części testów używane są gotowe programy (np. ffmpeg, gcc), a kilka testów używa własnoręcznie napisanych programów (np. test wielowątkowości). Czasy mierzone są albo przy pomocy funkcji w języku C (dla testu alokacji pamięci), albo przy pomocy funkcji Pythona: <text:span text:style-name="T2">time.time()</text:span>.</text:p>
      <text:p text:style-name="Text_20_body">Niektóre z testów potrzebują dodatkowych plików, jak na przykład próba kompilacji w GCC - jeśli pliki nie są znalezione w katalogu z głównym programu testowego, to następuje próba automatycznego ich pobrania z internetu (<text:span text:style-name="T2">apt-get</text:span><text:span text:style-name="T6"> testowane w Ubuntu 12.04</text:span>).</text:p>
      <text:p text:style-name="Text_20_body"><text:span text:style-name="T8">Repozytorium:</text:span><text:span text:style-name="T7"> </text:span><text:a xlink:type="simple" xlink:href="https://github.com/kliput/vm-benchmarks">https</text:a><text:a xlink:type="simple" xlink:href="https://github.com/kliput/vm-benchmarks">://</text:a><text:a xlink:type="simple" xlink:href="https://github.com/kliput/vm-benchmarks">github</text:a><text:a xlink:type="simple" xlink:href="https://github.com/kliput/vm-benchmarks">.</text:a><text:a xlink:type="simple" xlink:href="https://github.com/kliput/vm-benchmarks">com</text:a><text:a xlink:type="simple" xlink:href="https://github.com/kliput/vm-benchmarks">/</text:a><text:a xlink:type="simple" xlink:href="https://github.com/kliput/vm-benchmarks">kliput</text:a><text:a xlink:type="simple" xlink:href="https://github.com/kliput/vm-benchmarks">/</text:a><text:a xlink:type="simple" xlink:href="https://github.com/kliput/vm-benchmarks">vm</text:a><text:a xlink:type="simple" xlink:href="https://github.com/kliput/vm-benchmarks">-</text:a><text:a xlink:type="simple" xlink:href="https://github.com/kliput/vm-benchmarks">benchmarks</text:a></text:p>
      <text:h text:style-name="P29" text:outline-level="10"><text:bookmark text:name="h.h4oe6e4ir9ip"/>Alokacja i zwalnianie pamięci</text:h>
      <text:p text:style-name="Text_20_body">Przygotowany program został napisany w języku C i używa operacji calloc oraz free do wielokrotnego alokowania i zwalniania obszarów pamięci.</text:p>
      <text:list xml:id="list1483166189" text:style-name="LS7">
        <text:list-item>
          <text:p text:style-name="P15">użytkownik ustawia rozmiar bloków do alokacji i liczbę powtórzeń tej akcji</text:p>
        </text:list-item>
        <text:list-item>
          <text:p text:style-name="P15">program wykonywany jest wielokrotnie dla zmierzenia średniego czasu działania</text:p>
        </text:list-item>
      </text:list>
      <text:h text:style-name="P29" text:outline-level="10"><text:bookmark text:name="h.uc55yhb365fr"/>Operacje na plikach</text:h>
      <text:p text:style-name="Text_20_body">Test polega na kopiowaniu dużego pliku przy pomocy standardowego polecenia <text:span text:style-name="T2">cp</text:span>. Plik został wygenerowany za pomocą <text:span text:style-name="T2">/dev/urandom</text:span>. Zmierzony został czas operacji kopiowania pliku do tego samego katalogu na tej samej partycji.</text:p>
      <text:h text:style-name="P29" text:outline-level="10"><text:bookmark text:name="h.nuvrx9mblk3k"/>Konwersja multimediów</text:h>
      <text:p text:style-name="Text_20_body">Test polega na konwersji pliku wideo w formacie FLV pobranego z serwisu YouTube (jakość 240p) do pliku w formacie MPG.</text:p>
      <text:p text:style-name="Text_20_body">Czas trwania wideo: 03:47.52</text:p>
      <text:p text:style-name="Text_20_body">Rozmiary obrazu: 400x226</text:p>
      <text:h text:style-name="P22" text:outline-level="10"><text:bookmark text:name="h.wq468745ulux"/>Dane pliku wejściowego:</text:h>
      <text:p text:style-name="Text_20_body"><text:span text:style-name="T4">Video</text:span><text:span text:style-name="T4">: </text:span><text:span text:style-name="T4">flv</text:span><text:span text:style-name="T4">, </text:span><text:span text:style-name="T4">yuv</text:span><text:span text:style-name="T4">420</text:span><text:span text:style-name="T4">p</text:span><text:span text:style-name="T4">, 400</text:span><text:span text:style-name="T4">x</text:span><text:span text:style-name="T4">226, 254 </text:span><text:span text:style-name="T4">kb</text:span><text:span text:style-name="T4">/</text:span><text:span text:style-name="T4">s</text:span></text:p>
      <text:p text:style-name="Text_20_body"><text:span text:style-name="T4">Audio</text:span><text:span text:style-name="T4">: </text:span><text:span text:style-name="T4">mp</text:span><text:span text:style-name="T4">3, 22050 </text:span><text:span text:style-name="T4">Hz</text:span><text:span text:style-name="T4">, </text:span><text:span text:style-name="T4">stereo</text:span><text:span text:style-name="T4">, </text:span><text:span text:style-name="T4">s</text:span><text:span text:style-name="T4">16, 60 </text:span><text:span text:style-name="T4">kb</text:span><text:span text:style-name="T4">/</text:span><text:span text:style-name="T4">s</text:span></text:p>
      <text:h text:style-name="P22" text:outline-level="10"><text:bookmark text:name="h.4f0q78qe6p4u"/>Dane pliku wyjściowego:</text:h>
      <text:p text:style-name="Text_20_body"><text:span text:style-name="T4">Video</text:span><text:span text:style-name="T4">: </text:span><text:span text:style-name="T4">mpeg</text:span><text:span text:style-name="T4">1</text:span><text:span text:style-name="T4">video</text:span><text:span text:style-name="T4">, </text:span><text:span text:style-name="T4">yuv</text:span><text:span text:style-name="T4">420</text:span><text:span text:style-name="T4">p</text:span><text:span text:style-name="T4">, 400</text:span><text:span text:style-name="T4">x</text:span><text:span text:style-name="T4">226, </text:span><text:span text:style-name="T4">q</text:span><text:span text:style-name="T4">=2-31, 200 </text:span><text:span text:style-name="T4">kb</text:span><text:span text:style-name="T4">/</text:span><text:span text:style-name="T4">s</text:span></text:p>
      <text:p text:style-name="Text_20_body"><text:span text:style-name="T4">Audio</text:span><text:span text:style-name="T4">: </text:span><text:span text:style-name="T4">mp</text:span><text:span text:style-name="T4">2, 22050 </text:span><text:span text:style-name="T4">Hz</text:span><text:span text:style-name="T4">, </text:span><text:span text:style-name="T4">stereo</text:span><text:span text:style-name="T4">, </text:span><text:span text:style-name="T4">s</text:span><text:span text:style-name="T4">16, 128 </text:span><text:span text:style-name="T4">kb</text:span><text:span text:style-name="T4">/</text:span><text:span text:style-name="T4">s</text:span></text:p>
      <text:p text:style-name="P1"/>
      <text:h text:style-name="P29" text:outline-level="10"><text:bookmark text:name="h.ha2i4ty74itq"/><text:soft-page-break/>Kompilacja w GCC</text:h>
      <text:p text:style-name="Text_20_body">Do sprawdzenia wydajności działania kompilatora GCC wykorzystaliśmy źródła programu <text:span text:style-name="T3">rxvt‑2.7.10</text:span>. Aplikacja jest kompilowana w normalny sposób - najpierw jest konfigurowana za pomocą <text:span text:style-name="T2">./configure</text:span>, a następnie budowana za pomocą <text:span text:style-name="T2">make</text:span>.</text:p>
      <text:p text:style-name="Text_20_body">Mierzony jest czas działania <text:span text:style-name="T3">make</text:span>.</text:p>
      <text:h text:style-name="P29" text:outline-level="10"><text:bookmark text:name="h.3zhrf49d783a"/>Grafika 3D</text:h>
      <text:p text:style-name="Text_20_body">Sprawdzenie wydajności systemu graficznego polega na wykorzystaniu programu <text:span text:style-name="T3">glmark</text:span><text:span text:style-name="T3">2</text:span> dostępnego w repozytoriach Ubuntu w wersjach powyżej 11.04. Sprawdza on liczbę wyrenderowanych klatek na sekundę przy wyświetlaniu obracającego się modelu 3D. W aplikacji użyta została scena “build”.</text:p>
      <text:p text:style-name="Text_20_body"><text:span text:style-name="T3">Uwaga:</text:span> ten test działa tylko w przypadku, kiedy na maszynie wirtualnej wspierany jest OpenGL 2.</text:p>
      <text:p text:style-name="Text_20_body">Wynikiem jest liczba klatek na sekundę.</text:p>
      <text:h text:style-name="P29" text:outline-level="10"><text:bookmark text:name="h.q4j62rtwi1vh"/>Wielowątkowość</text:h>
      <text:p text:style-name="Text_20_body">Do testów wydajności aplikacji wielowątkowych napisaliśmy własny program w języku C korzystający z biblioteki <text:span text:style-name="T2">pthreads</text:span>. Test polega na uruchomieniu wielu wątków (domyślnie 8), w których wykonywane są pętle, w których wykonywana jest operacja dodawania liczb. Liczba iteracji wynosi maksymalną wartości <text:span text:style-name="T2">int (MAX_INT)</text:span>. Czas wykonania mierzony jest w sekundach.</text:p>
      <text:h text:style-name="P31" text:outline-level="10">Testy sieciowe</text:h>
      <text:h text:style-name="P16" text:outline-level="10">Testy wydajności sieci przeprowadzono z wykorzystaniem programu <text:span text:style-name="T6">profilującego </text:span><text:span text:style-name="T2">iperf. </text:span><text:span text:style-name="T6">Aby dokonać pomiarów przepustowości należy uruchomić program w trybie serwera na systemie gospodarzu, a następnie połączyć się z nim za pomocą klienta w systemie gościu.</text:span></text:h>
      <text:h text:style-name="P17" text:outline-level="10">Odpowiednio komendy:</text:h>
      <text:h text:style-name="P18" text:outline-level="10">iperf -s</text:h>
      <text:h text:style-name="P18" text:outline-level="10">iperf -c</text:h>
      <text:h text:style-name="P18" text:outline-level="10"/>
      <text:h text:style-name="P16" text:outline-level="10">Dodatkowo, aby przeprowadzić sprawdzenie wsparcia dla tak zwanych <text:span text:style-name="T2">jumbo-frames:</text:span></text:h>
      <text:h text:style-name="P18" text:outline-level="10">ifconfig eth0 mtu 9000</text:h>
      <text:h text:style-name="P18" text:outline-level="10"/>
      <text:h text:style-name="P16" text:outline-level="10">Czyli dla danego interfejsu rozmiar maksymalnego pakietu w bajtach, zauważmy że przekracza znacznie standardowe 1500. Następnie należy ustawić mss dla iperf w trybie klienta poleceniem:</text:h>
      <text:h text:style-name="P18" text:outline-level="10">iperf -c -mss 9000</text:h>
      <text:h text:style-name="P16" text:outline-level="10"/>
      <text:h text:style-name="P7" text:outline-level="10"><text:soft-page-break/></text:h>
      <text:h text:style-name="Heading_20_2" text:outline-level="2"><text:bookmark text:name="h.8juw2xuabg8i"/>Testy</text:h>
      <text:h text:style-name="P29" text:outline-level="10"><text:bookmark text:name="h.b4pj63m5owax"/>Badanie wydajności QEMU z użyciem modułu KVM oraz w trybie emulacji programowej w gospodarzu Linux</text:h>
      <text:p text:style-name="Text_20_body">Do przygotowania dysku maszyny wirtualnej użyty został wcześniej przygotowany dysk typu VDI z zainstalowanym systemem Lubuntu, który został skonwertowany na format <text:span text:style-name="T2">QED</text:span> - jest to obecnie najbardziej wydajny format dla QEMU.</text:p>
      <text:p text:style-name="Heading_20_4">Tryby działania QEMU</text:p>
      <text:p text:style-name="Text_20_body">W trybie emulacji systemu QEMU może korzystać z domyślnej pełnej emulacji maszyny TCG lub z modułu KVM.</text:p>
      <text:p text:style-name="Text_20_body">Zadaniem <text:span text:style-name="T3">TCG</text:span> (Tiny Code Generator) jest przekształcanie docelowych instrukcji (procesora emulowanego) przez frontend TCG do operacji TCG, które są następnie zamieniane na instrukcje procesora gospodarza (procesor bezpośrednio wykonujący kod QEMU) przez backend TCG.</text:p>
      <text:p text:style-name="Text_20_body"><text:span text:style-name="T3">KVM</text:span> (Kernel Virtual Machine) jest modułem jądra Linuksa, który pozwala programowi działającemu w trybie użytkownika na używanie funkcji wirtualizacji sprzętu oferowanego przez różne procesory. QEMU czerpie korzyści z używania KVM jeśli wirtualizowana architektura gościa jest taka sama jak architektura gospodarza.</text:p>
      <text:p text:style-name="Text_20_body">Poniższe testy sprawdzają różnicę wydajności przy użyciu obu sposobów wirtualizacji. QEMU zostało uruchomione w trybie 64-bit na systemie 64-bitowym.</text:p>
      <text:p text:style-name="P23"><text:bookmark text:name="h.j35txyvcudtm"/>Użyte ustawienia maszyny wirtualnej</text:p>
      <text:p text:style-name="Text_20_body">Obie konfiguracje miały włączony tryb 64-bit, 1 GB RAM i stos sieciowy w trybie użytkownika.</text:p>
      <text:p text:style-name="Text_20_body">Różnice w konfiguracjach:</text:p>
      <text:list xml:id="list1165482009" text:style-name="LS8">
        <text:list-item>
          <text:p text:style-name="P19"><text:span text:style-name="T3">KVM</text:span><text:span text:style-name="T3">:</text:span><text:span text:style-name="T2"> </text:span><text:span text:style-name="T2">qemu</text:span><text:span text:style-name="T2">-</text:span><text:span text:style-name="T2">system</text:span><text:span text:style-name="T2">-</text:span><text:span text:style-name="T2">x</text:span><text:span text:style-name="T2">86_64 -</text:span><text:span text:style-name="T2">machine</text:span><text:span text:style-name="T2"> </text:span><text:span text:style-name="T2">accel</text:span><text:span text:style-name="T2">=</text:span><text:span text:style-name="T2">kvm</text:span><text:span text:style-name="T2"> -</text:span><text:span text:style-name="T2">hda</text:span><text:span text:style-name="T2"> '/</text:span><text:span text:style-name="T2">media</text:span><text:span text:style-name="T2">/</text:span><text:span text:style-name="T2">Linux</text:span><text:span text:style-name="T2"> 2/</text:span><text:span text:style-name="T2">emulacja</text:span><text:span text:style-name="T2">/</text:span><text:span text:style-name="T2">Lubuntu</text:span><text:span text:style-name="T2">-</text:span><text:span text:style-name="T2">qemu</text:span><text:span text:style-name="T2">.</text:span><text:span text:style-name="T2">qed</text:span><text:span text:style-name="T2">' -</text:span><text:span text:style-name="T2">m</text:span><text:span text:style-name="T2"> 1</text:span><text:span text:style-name="T2">G</text:span><text:span text:style-name="T2"> -</text:span><text:span text:style-name="T2">net</text:span><text:span text:style-name="T2"> </text:span><text:span text:style-name="T2">nic</text:span><text:span text:style-name="T2">,</text:span><text:span text:style-name="T2">vlan</text:span><text:span text:style-name="T2">=0 -</text:span><text:span text:style-name="T2">net</text:span><text:span text:style-name="T2"> </text:span><text:span text:style-name="T2">user</text:span><text:span text:style-name="T2">,</text:span><text:span text:style-name="T2">vlan</text:span><text:span text:style-name="T2">=0 -</text:span><text:span text:style-name="T2">localtime</text:span><text:span text:style-name="T2"> -</text:span><text:span text:style-name="T2">enable</text:span><text:span text:style-name="T2">-</text:span><text:span text:style-name="T2">kvm</text:span></text:p>
        </text:list-item>
        <text:list-item>
          <text:p text:style-name="P19"><text:span text:style-name="T3">TCG:</text:span> <text:span text:style-name="T2">qemu-system-x86_64 -machine accel=tcg -hda '/media/Linux 2/emulacja/Lubuntu-qemu-projekt.qed' -m 1G -net nic,vlan=0 -net user,vlan=0 -localtime</text:span></text:p>
        </text:list-item>
      </text:list>
      <text:h text:style-name="P22" text:outline-level="10">Test: Alokacja i zwalnianie pamięci</text:h>
      <text:p text:style-name="Text_20_body">Badanie z parametrami:</text:p>
      <text:list xml:id="list21245338661" text:style-name="L1">
        <text:list-item>
          <text:p text:style-name="P20">rozmiar bloków: 256MB</text:p>
        </text:list-item>
        <text:list-item>
          <text:p text:style-name="P20">liczba przebiegów: 100000</text:p>
        </text:list-item>
        <text:list-item>
          <text:p text:style-name="P20">wyniki uśrednione z 3 pomiarów</text:p>
        </text:list-item>
      </text:list>
      <text:h text:style-name="P32" text:outline-level="10"/>
      <text:h text:style-name="P33" text:outline-level="10"><text:bookmark text:name="h.xkhfbvbpgtzq"/><text:soft-page-break/>Wyniki</text:h>
      <table:table table:name="Tabela1" table:style-name="Tabela1">
        <table:table-column table:style-name="Tabela1.A"/>
        <table:table-column table:style-name="Tabela1.B"/>
        <table:table-row>
          <table:table-cell table:style-name="Tabela1.A1" office:value-type="string">
            <text:p text:style-name="P4">System</text:p>
          </table:table-cell>
          <table:table-cell table:style-name="Tabela1.A1" office:value-type="string">
            <text:p text:style-name="P4">Czas wykonania (sek) – im mniej, tym lepiej</text:p>
          </table:table-cell>
        </table:table-row>
        <table:table-row>
          <table:table-cell table:style-name="Tabela1.A1" office:value-type="string">
            <text:p text:style-name="P6"><text:span text:style-name="T5">System</text:span><text:span text:style-name="T5"> </text:span><text:span text:style-name="T5">gospodarz</text:span></text:p>
          </table:table-cell>
          <table:table-cell table:style-name="Tabela1.A1" office:value-type="string">
            <text:p text:style-name="P5">0.53</text:p>
          </table:table-cell>
        </table:table-row>
        <table:table-row>
          <table:table-cell table:style-name="Tabela1.A1" office:value-type="string">
            <text:p text:style-name="P6"><text:span text:style-name="T5">QEMU</text:span><text:span text:style-name="T5"> </text:span><text:span text:style-name="T5">KVM</text:span></text:p>
          </table:table-cell>
          <table:table-cell table:style-name="Tabela1.A1" office:value-type="string">
            <text:p text:style-name="P5">0.57</text:p>
          </table:table-cell>
        </table:table-row>
        <table:table-row>
          <table:table-cell table:style-name="Tabela1.A1" office:value-type="string">
            <text:p text:style-name="P6"><text:span text:style-name="T5">QEMU</text:span><text:span text:style-name="T5"> </text:span><text:span text:style-name="T5">TCG</text:span></text:p>
          </table:table-cell>
          <table:table-cell table:style-name="Tabela1.A1" office:value-type="string">
            <text:p text:style-name="P5">15.21</text:p>
          </table:table-cell>
        </table:table-row>
      </table:table>
      <text:p text:style-name="P1"/>
      <text:p text:style-name="P3"><draw:frame draw:style-name="fr1" draw:name="Obiekt1" text:anchor-type="paragraph" svg:width="15.998cm" svg:height="8.999cm" draw:z-index="0"><draw:object xlink:href="./Object 1" xlink:type="simple" xlink:show="embed" xlink:actuate="onLoad"/><draw:image xlink:href="./ObjectReplacements/Object 1" xlink:type="simple" xlink:show="embed" xlink:actuate="onLoad"/></draw:frame></text:p>
      <text:h text:style-name="P22" text:outline-level="10"><text:bookmark text:name="h.ot3ge2qd79mw"/>Obserwacje dodatkowe: zużycie pamięci w systemach gospodarzach</text:h>
      <text:p text:style-name="Text_20_body">QEMU działające w trybie emulacji TCG zużywa w systemie gospodarzu znacznie więcej pamięci operacyjnej niż wykorzystuje system gość. Mimo, że w systemie gościu zużycie pamięci wynosiło 140 MB, w systemie goszczącym maszyna wirtualna zajmowała 800 MB pamięci (<text:span text:style-name="T3">517%</text:span>).</text:p>
      <text:p text:style-name="Text_20_body">W trybie KVM przy zużyciu 140 MB, system goszczący używał 450 MB (<text:span text:style-name="T3">321%</text:span>).</text:p>
      <text:h text:style-name="P28" text:outline-level="10"><text:bookmark text:name="h.uaofzhn3fgwc"/>Badanie wydajności operacji dyskowych QEMU-KVM z użyciem VIRTIO-drive i bez niego</text:h>
      <text:p text:style-name="Text_20_body">Testy zostały przeprowadzone z użyciem wirtualnego dysku w formacie QED o zmiennej wielkości. Obie konfiguracje miały włączony tryb 64-bit, 1 GB RAM i stos sieciowy w trybie użytkownika oraz pracowały z użyciem KVM.</text:p>
      <text:p text:style-name="Text_20_body">Badanie ma na celu sprawdzenie wzrostu wydajności spowodowanego użyciem sterowników VIRTIO dla dyskowych operacji wejścia-wyjścia.</text:p>
      <text:h text:style-name="P22" text:outline-level="10"><text:bookmark text:name="h.58bs01o27bol"/><text:soft-page-break/>Polecenia uruchamiające</text:h>
      <text:list xml:id="list1358938138" text:style-name="LS10">
        <text:list-item>
          <text:p text:style-name="P21"><text:span text:style-name="T3">Bez</text:span><text:span text:style-name="T3"> </text:span><text:span text:style-name="T3">VIRTIO</text:span><text:span text:style-name="T3">-</text:span><text:span text:style-name="T3">drive</text:span><text:span text:style-name="T3">:</text:span> qemu-system-x86_64 -machine accel=kvm -drive file='Lubuntu-qemu-projekt.qed' -m 1G -net nic,vlan=0 -net user,vlan=0 -localtime -enable-kvm</text:p>
        </text:list-item>
        <text:list-item>
          <text:p text:style-name="P21"><text:span text:style-name="T3">Z</text:span><text:span text:style-name="T3"> </text:span><text:span text:style-name="T3">VIRTIO</text:span><text:span text:style-name="T3">-</text:span><text:span text:style-name="T3">drive</text:span><text:span text:style-name="T3">:</text:span> qemu-system-x86_64 -machine accel=kvm -drive file='Lubuntu-qemu-projekt.qed',if=virtio -m 1G -net nic,vlan=0 -net user,vlan=0 -localtime -enable-kvm</text:p>
        </text:list-item>
      </text:list>
      <text:h text:style-name="P22" text:outline-level="10"><text:bookmark text:name="h.vjg5vxhw3hqa"/>Konfiguracja testów</text:h>
      <text:p text:style-name="P1">Test polegał na skopiowaniu pojedynczego pliku o wielkości 512MB do tego samego katalogu, na tej samej partycji (EXT4).</text:p>
      <text:h text:style-name="P32" text:outline-level="10"><text:bookmark text:name="h.8hftgt656wev"/>Wyniki:</text:h>
      <table:table table:name="Tabela2" table:style-name="Tabela2">
        <table:table-column table:style-name="Tabela2.A"/>
        <table:table-column table:style-name="Tabela2.B"/>
        <table:table-row>
          <table:table-cell table:style-name="Tabela2.A1" office:value-type="string">
            <text:p text:style-name="P4">System</text:p>
          </table:table-cell>
          <table:table-cell table:style-name="Tabela2.A1" office:value-type="string">
            <text:p text:style-name="P4">Czas kopiowania (sek) – im mniej, tym lepiej</text:p>
          </table:table-cell>
        </table:table-row>
        <table:table-row>
          <table:table-cell table:style-name="Tabela2.A1" office:value-type="string">
            <text:p text:style-name="P6"><text:span text:style-name="T5">System</text:span><text:span text:style-name="T5"> </text:span><text:span text:style-name="T5">gospodarz</text:span></text:p>
          </table:table-cell>
          <table:table-cell table:style-name="Tabela2.A1" office:value-type="string">
            <text:p text:style-name="P5">8.92</text:p>
          </table:table-cell>
        </table:table-row>
        <table:table-row>
          <table:table-cell table:style-name="Tabela2.A1" office:value-type="string">
            <text:p text:style-name="P6"><text:span text:style-name="T5">QEMU</text:span><text:span text:style-name="T5"> </text:span><text:span text:style-name="T5">KVM</text:span></text:p>
          </table:table-cell>
          <table:table-cell table:style-name="Tabela2.A1" office:value-type="string">
            <text:p text:style-name="P5">25.39</text:p>
          </table:table-cell>
        </table:table-row>
        <table:table-row>
          <table:table-cell table:style-name="Tabela2.A1" office:value-type="string">
            <text:p text:style-name="P6"><text:span text:style-name="T5">QEMU</text:span><text:span text:style-name="T5"> </text:span><text:span text:style-name="T5">KVM</text:span><text:span text:style-name="T5"> </text:span><text:span text:style-name="T5">z</text:span><text:span text:style-name="T5"> </text:span><text:span text:style-name="T5">VIRTIO</text:span></text:p>
          </table:table-cell>
          <table:table-cell table:style-name="Tabela2.A1" office:value-type="string">
            <text:p text:style-name="P5">15.63</text:p>
          </table:table-cell>
        </table:table-row>
      </table:table>
      <text:p text:style-name="P1"><draw:frame draw:style-name="fr1" draw:name="Obiekt2" text:anchor-type="paragraph" svg:width="15.998cm" svg:height="8.999cm" draw:z-index="1"><draw:object xlink:href="./Object 2" xlink:type="simple" xlink:show="embed" xlink:actuate="onLoad"/><draw:image xlink:href="./ObjectReplacements/Object 2" xlink:type="simple" xlink:show="embed" xlink:actuate="onLoad"/><svg:desc>wykres</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ce style:name="Georgia" svg:font-family="Georgia"/>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Text_20_body" style:default-outline-level="1" style:class="text">
      <style:paragraph-properties fo:margin-top="0.847cm" fo:margin-bottom="0.212cm" fo:line-height="115%" fo:break-before="auto" fo:break-after="auto" style:writing-mode="lr-tb"/>
      <style:text-properties fo:font-size="18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35cm" fo:margin-bottom="0.141cm" fo:line-height="115%" fo:break-before="auto" fo:break-after="auto" style:writing-mode="lr-tb"/>
      <style:text-properties fo:font-size="14pt" fo:font-style="normal"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494cm" fo:margin-bottom="0.141cm" fo:line-height="115%" style:page-number="auto" fo:break-before="auto" fo:break-after="auto" fo:background-color="transparent" style:shadow="none" style:writing-mode="lr-tb">
        <style:tab-stops/>
        <style:background-image/>
      </style:paragraph-properties>
      <style:text-properties fo:color="#000000" fo:font-size="13pt" style:text-underline-style="none" fo:font-weight="bold" style:font-size-asian="12pt" style:font-weight-asian="bold" style:font-size-complex="12pt" style:font-weight-complex="bold"/>
    </style:style>
    <style:style style:name="Heading_20_4" style:display-name="Heading 4" style:family="paragraph" style:parent-style-name="Standard" style:next-style-name="Text_20_body" style:class="text" style:master-page-name="">
      <style:paragraph-properties fo:margin-top="0.423cm" fo:margin-bottom="0.071cm" fo:line-height="100%" style:page-number="auto" fo:break-before="auto" fo:break-after="auto" fo:background-color="transparent" style:shadow="none" style:writing-mode="lr-tb">
        <style:tab-stops/>
        <style:background-image/>
      </style:paragraph-properties>
      <style:text-properties fo:color="#000000" fo:font-size="12pt" fo:font-style="normal" style:text-underline-style="none" fo:font-weight="bold" style:font-size-asian="11pt" style:font-style-asian="italic" style:font-size-complex="11pt" style:font-style-complex="italic"/>
    </style:style>
    <style:style style:name="Heading_20_5" style:display-name="Heading 5" style:family="paragraph" style:parent-style-name="Standard" style:next-style-name="Text_20_body" style:class="text" style:master-page-name="">
      <style:paragraph-properties fo:margin-top="0.388cm" fo:margin-bottom="0.071cm" fo:line-height="115%" style:page-number="auto" fo:break-before="auto" fo:break-after="auto" style:writing-mode="lr-tb"/>
      <style:text-properties fo:color="#000000" fo:font-size="11pt" fo:font-style="italic"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ddressee" style:family="paragraph" style:parent-style-name="Standard" style:class="extra">
      <style:paragraph-properties fo:margin-top="0cm" fo:margin-bottom="0.106cm"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cm" fo:margin-left="0.76cm"/>
        </style:list-level-properties>
      </text:outline-level-style>
      <text:outline-level-style text:leve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31</meta:editing-cycles>
    <dc:date>2012-11-22T23:11:07</dc:date>
    <meta:editing-duration>PT2H10M1S</meta:editing-duration>
    <meta:document-statistic meta:table-count="2" meta:image-count="0" meta:object-count="2" meta:page-count="8" meta:paragraph-count="143" meta:word-count="1359" meta:character-count="9255" meta:non-whitespace-character-count="86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856cm" svg:y="4.2cm" style:legend-expansion="high" chart:style-name="ch2"/>
        <chart:plot-area chart:style-name="ch3" chart:data-source-has-labels="both" svg:x="0.769cm" svg:y="0.851cm" svg:width="10.449cm" svg:height="7.549cm">
          <chartooo:coordinate-region svg:x="1.39cm" svg:y="1.05cm" svg:width="9.828cm" svg:height="6.7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 wykonania (sek)</text:p>
              </table:table-cell>
            </table:table-row>
          </table:table-header-rows>
          <table:table-rows>
            <table:table-row>
              <table:table-cell office:value-type="string">
                <text:p>System gospodarz</text:p>
              </table:table-cell>
              <table:table-cell office:value-type="float" office:value="0.53">
                <text:p>0.53</text:p>
              </table:table-cell>
            </table:table-row>
            <table:table-row>
              <table:table-cell office:value-type="string">
                <text:p>QEMU KVM</text:p>
              </table:table-cell>
              <table:table-cell office:value-type="float" office:value="0.57">
                <text:p>0.57</text:p>
              </table:table-cell>
            </table:table-row>
            <table:table-row>
              <table:table-cell office:value-type="string">
                <text:p>QEMU TGC</text:p>
              </table:table-cell>
              <table:table-cell office:value-type="float" office:value="15.21">
                <text:p>15.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4.2cm" style:legend-expansion="high" chart:style-name="ch2"/>
        <chart:plot-area chart:style-name="ch3" chart:data-source-has-labels="both" svg:x="0.769cm" svg:y="0.851cm" svg:width="10.37cm" svg:height="7.549cm">
          <chartooo:coordinate-region svg:x="1.39cm" svg:y="1.05cm" svg:width="9.749cm" svg:height="6.7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 kopiowania (sek)</text:p>
              </table:table-cell>
            </table:table-row>
          </table:table-header-rows>
          <table:table-rows>
            <table:table-row>
              <table:table-cell office:value-type="string">
                <text:p>System gospodarz</text:p>
              </table:table-cell>
              <table:table-cell office:value-type="float" office:value="8.92">
                <text:p>8.92</text:p>
              </table:table-cell>
            </table:table-row>
            <table:table-row>
              <table:table-cell office:value-type="string">
                <text:p>QEMU</text:p>
              </table:table-cell>
              <table:table-cell office:value-type="float" office:value="25.39">
                <text:p>25.39</text:p>
              </table:table-cell>
            </table:table-row>
            <table:table-row>
              <table:table-cell office:value-type="string">
                <text:p>QEMU Virtio</text:p>
              </table:table-cell>
              <table:table-cell office:value-type="float" office:value="15.63">
                <text:p>15.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